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B Lotus" svg:font-family="'B Lotus'" style:font-pitch="variable"/>
    <style:font-face style:name="Titr" svg:font-family="Tit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d67d4" officeooo:paragraph-rsid="001d67d4" style:font-size-complex="10pt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officeooo:rsid="001d67d4" officeooo:paragraph-rsid="001d67d4" style:font-size-complex="10pt"/>
    </style:style>
    <style:style style:name="P3" style:family="paragraph" style:parent-style-name="Heading_20_1">
      <style:paragraph-properties fo:text-align="end" style:justify-single-word="false" style:writing-mode="rl-tb"/>
      <style:text-properties fo:font-size="18.2000007629395pt" style:font-size-asian="18.2000007629395pt" style:font-name-complex="B Lotus" style:font-size-complex="12.1999998092651pt"/>
    </style:style>
    <style:style style:name="P4" style:family="paragraph" style:parent-style-name="Standard">
      <style:paragraph-properties fo:text-align="center" style:justify-single-word="false"/>
      <style:text-properties officeooo:rsid="001d67d4" officeooo:paragraph-rsid="001d67d4" style:font-name-complex="Titr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Liberation Sans" fo:font-size="18.2000007629395pt" fo:font-weight="bold" officeooo:rsid="001d67d4" officeooo:paragraph-rsid="001d67d4" style:font-name-asian="Noto Sans CJK SC Regular" style:font-size-asian="18.2000007629395pt" style:font-weight-asian="bold" style:font-name-complex="B Lotus" style:font-size-complex="12.1999998092651pt" style:font-weight-complex="bold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font-name="B Lotus" officeooo:rsid="001d67d4" officeooo:paragraph-rsid="001d67d4" style:font-name-complex="B Lotus" style:font-size-complex="10pt"/>
    </style:style>
    <style:style style:name="P7" style:family="paragraph" style:parent-style-name="Standard" style:list-style-name="L1">
      <style:paragraph-properties fo:line-height="150%" fo:text-align="end" style:justify-single-word="false" style:writing-mode="rl-tb"/>
      <style:text-properties style:font-name="B Lotus" officeooo:rsid="001d67d4" officeooo:paragraph-rsid="001d67d4" style:font-name-complex="B Lotus" style:font-size-complex="10pt"/>
    </style:style>
    <style:style style:name="P8" style:family="paragraph" style:parent-style-name="Standard" style:list-style-name="L1">
      <style:paragraph-properties fo:line-height="150%" fo:text-align="start" style:justify-single-word="false" style:writing-mode="lr-tb"/>
      <style:text-properties style:font-name="B Lotus" fo:font-size="10pt" officeooo:rsid="001d67d4" officeooo:paragraph-rsid="001d67d4" style:font-name-complex="B Lotus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بنام خدا</text:p>
      <text:h text:style-name="P3" text:outline-level="1">نصب پیش نیازها</text:h>
      <text:p text:style-name="P6">برای نصب تمام پیش‌نیاز‌ها یک فایل با نام <text:span text:style-name="T1">requirements.txt</text:span> ساخته شده است، که در آن تمام پکیج‌هایی که برای اجرا شده برنامه نیاز می باشد،‌نوشته شده است. برای نصب تمام این پکیج‌ها از دستور زیر استفاده شود:</text:p>
      <text:p text:style-name="P2">pip3 install -r requirements.txt</text:p>
      <text:p text:style-name="P2"/>
      <text:p text:style-name="P5">APIهای برنامه</text:p>
      <text:p text:style-name="P6">در این برنامه برای سهولت استفاده دو <text:span text:style-name="T1">API</text:span> مهیا شده است که در ادامه توضیح داده شده اند.</text:p>
      <text:list xml:id="list3518157222" text:style-name="L1">
        <text:list-item>
          <text:p text:style-name="P7"><text:span text:style-name="T1">API</text:span> اول <text:span text:style-name="T1">plot</text:span>/: این <text:span text:style-name="T1">API</text:span> نیاز به دو پارامترِ <text:span text:style-name="T1">dip</text:span> و <text:span text:style-name="T1">strike</text:span> دارد که باید در بدنه درخواست <text:span text:style-name="T1">HTTP</text:span> وارد شوند. به عنوان مثال در یک سیستم عامل یونیکسی می‌توان از دستور زیر برای ارسال این دو پارامتر استفاده نمود:</text:p>
          <text:p text:style-name="P8">curl localhost:5000/plot -F dip=4 -F strike=12 <text:s/>; echo - </text:p>
          <text:p text:style-name="P7">خروجی دستور فوق شامل یک پیام می‌باشد که نشان می‌دهد عملیات موفقیت آمیز بوده و همچنین نام یک فایل را بر می‌گرداند،‌ که نام این فایل در <text:span text:style-name="T1">API</text:span> بعدی برای دانلود <text:span text:style-name="T1">figure</text:span> مورد نظر استفاده می‌شود.</text:p>
        </text:list-item>
        <text:list-item>
          <text:p text:style-name="P7"><text:span text:style-name="T1">API</text:span> دوم <text:span text:style-name="T1">download</text:span>/<text:span text:style-name="T1">filename</text:span>: توسط این <text:span text:style-name="T1">API</text:span> تصویر رسم شده در مرحله قبلی دانلود می‌شود و در صورت عدم وجود تصویر پیغام متناسب با عدم وجود تصویر برگردانده می‌شود. برای مثال در زیر از برنامه <text:span text:style-name="T1">wget</text:span> برای دانلود تصویر مورد نظر استفاده شده است:</text:p>
          <text:p text:style-name="P8">wget localhost:5000/download/7dfd2be4124e0dd7a7a4ffaac08e8f.png</text:p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B Lotus" svg:font-family="'B Lotus'" style:font-pitch="variable"/>
    <style:font-face style:name="Titr" svg:font-family="Tit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07:49:42.326534572</meta:creation-date>
    <dc:date>2018-08-20T10:41:40.663125936</dc:date>
    <meta:editing-duration>PT2M4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2" meta:word-count="202" meta:character-count="1081" meta:non-whitespace-character-count="894"/>
  </office:meta>
</office:document-meta>
</file>